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9" style:family="table-column">
      <style:table-column-properties fo:break-before="auto" style:column-width="0.513cm"/>
    </style:style>
    <style:style style:name="co10" style:family="table-column">
      <style:table-column-properties fo:break-before="auto" style:column-width="6.368cm"/>
    </style:style>
    <style:style style:name="co11" style:family="table-column">
      <style:table-column-properties fo:break-before="auto" style:column-width="6.932cm"/>
    </style:style>
    <style:style style:name="co12" style:family="table-column">
      <style:table-column-properties fo:break-before="auto" style:column-width="16.561cm"/>
    </style:style>
    <style:style style:name="co13" style:family="table-column">
      <style:table-column-properties fo:break-before="auto" style:column-width="2.182cm"/>
    </style:style>
    <style:style style:name="co14" style:family="table-column">
      <style:table-column-properties fo:break-before="auto" style:column-width="6.936cm"/>
    </style:style>
    <style:style style:name="co23" style:family="table-column">
      <style:table-column-properties fo:break-before="auto" style:column-width="5.516cm"/>
    </style:style>
    <style:style style:name="co24" style:family="table-column">
      <style:table-column-properties fo:break-before="auto" style:column-width="5.025cm"/>
    </style:style>
    <style:style style:name="co25" style:family="table-column">
      <style:table-column-properties fo:break-before="auto" style:column-width="6.468cm"/>
    </style:style>
    <style:style style:name="co26" style:family="table-column">
      <style:table-column-properties fo:break-before="auto" style:column-width="6.075cm"/>
    </style:style>
    <style:style style:name="co27" style:family="table-column">
      <style:table-column-properties fo:break-before="auto" style:column-width="1.55cm"/>
    </style:style>
    <style:style style:name="co28" style:family="table-column">
      <style:table-column-properties fo:break-before="auto" style:column-width="0.469cm"/>
    </style:style>
    <style:style style:name="co29" style:family="table-column">
      <style:table-column-properties fo:break-before="auto" style:column-width="13.044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1.196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ro8" style:family="table-row">
      <style:table-row-properties style:row-height="0.986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631cm" fo:break-before="auto" style:use-optimal-row-height="true"/>
    </style:style>
    <style:style style:name="ro17" style:family="table-row">
      <style:table-row-properties style:row-height="2.579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2.184cm" fo:break-before="auto" style:use-optimal-row-height="true"/>
    </style:style>
    <style:style style:name="ro20" style:family="table-row">
      <style:table-row-properties style:row-height="1.263cm" fo:break-before="auto" style:use-optimal-row-height="true"/>
    </style:style>
    <style:style style:name="ro21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able-cell-properties fo:background-color="#f6f9d4"/>
    </style:style>
    <style:style style:name="ce13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8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0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1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background-color="#dee6ef"/>
    </style:style>
    <style:style style:name="ce16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8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71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7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17" style:family="table-cell" style:parent-style-name="Default">
      <style:table-cell-properties fo:background-color="#dddddd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7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76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16"/>
        <table:table-column table:style-name="co10" table:default-cell-style-name="ce73"/>
        <table:table-column table:style-name="co11" table:default-cell-style-name="ce73"/>
        <table:table-column table:style-name="co12" table:default-cell-style-name="Default"/>
        <table:table-column table:style-name="co13" table:default-cell-style-name="ce60"/>
        <table:table-column table:style-name="co14" table:default-cell-style-name="ce16"/>
        <table:table-column table:style-name="co23" table:default-cell-style-name="ce57"/>
        <table:table-column table:style-name="co24" table:default-cell-style-name="ce51"/>
        <table:table-column table:style-name="co25" table:default-cell-style-name="ce119"/>
        <table:table-column table:style-name="co26" table:default-cell-style-name="ce119"/>
        <table:table-column table:style-name="co27" table:default-cell-style-name="ce119"/>
        <table:table-column table:style-name="co28" table:default-cell-style-name="ce85"/>
        <table:table-column table:style-name="co29" table:default-cell-style-name="ce117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8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67" office:value-type="string" calcext:value-type="string">
            <text:p>한글 제목</text:p>
          </table:table-cell>
          <table:table-cell table:style-name="ce67" office:value-type="string" calcext:value-type="string">
            <text:p>영어 제목</text:p>
          </table:table-cell>
          <table:table-cell table:style-name="ce88" office:value-type="string" calcext:value-type="string">
            <text:p>게임 링크</text:p>
          </table:table-cell>
          <table:table-cell table:style-name="ce88" office:value-type="string" calcext:value-type="string">
            <text:p>출시년도</text:p>
          </table:table-cell>
          <table:table-cell table:style-name="ce88" office:value-type="string" calcext:value-type="string">
            <text:p>장르</text:p>
          </table:table-cell>
          <table:table-cell table:style-name="ce67" office:value-type="string" calcext:value-type="string">
            <text:p>개발사 / 개발자 1</text:p>
          </table:table-cell>
          <table:table-cell table:style-name="ce107" office:value-type="string" calcext:value-type="string">
            <text:p>개발사 / 개발자 2</text:p>
          </table:table-cell>
          <table:table-cell table:style-name="ce88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8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90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90" table:content-validation-name="val2"/>
          <table:table-cell table:style-name="ce90" table:content-validation-name="val3" office:value-type="string" calcext:value-type="string">
            <text:p>dummy</text:p>
          </table:table-cell>
          <table:table-cell table:style-name="ce90" table:content-validation-name="val3" table:number-columns-repeated="2"/>
          <table:table-cell table:style-name="ce26"/>
          <table:table-cell table:style-name="ce9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6">자세한 정보를 찾을 수가 없는데. 일단 대한민국 서울에 살고 계시다고 합니다.</text:span></text:p>
            <text:p><text:span text:style-name="T6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8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3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7">유한회사 체리츠｜대표자 : 이수진｜대표번호 : 02-332-2524</text:span></text:p>
            <text:p><text:span text:style-name="T7">사업자등록번호 : 576-88-00223｜통신판매업 신고번호 : 제 2019-서울종로-0997 호</text:span></text:p>
            <text:p><text:span text:style-name="T7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2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span text:style-name="T7">자세한 정보를 찾을 수가 없는데. 일단 대한민국 서울에 살고 계시다고 합니다.</text:span></text:p>
            <text:p><text:span text:style-name="T7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6">동인게임제작팀 사슴농장입니다. </text:span><text:span text:style-name="T6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Nexon 자회사, 스웨덴</text:p>
          </table:table-cell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2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7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3">
            <calcext:condition calcext:apply-style-name="Error" calcext:value="duplicate" calcext:base-cell-address="list.B3"/>
          </calcext:conditional-format>
          <calcext:conditional-format calcext:target-range-address="list.C3:list.C19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8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9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9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9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9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8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9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8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8">법인명(상호): (주)플린트</text:span></text:p>
            <text:p><text:span text:style-name="T8">대표자(성명): 김영모</text:span></text:p>
            <text:p><text:span text:style-name="T8">사업자등록번호: 220-88-61142</text:span></text:p>
            <text:p><text:span text:style-name="T8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8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9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9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8">전라북도 전주시 덕진구 오공로 123 전북테크비즈센터 908호</text:span></text:p>
            <text:p/>
            <text:p><text:span text:style-name="T8">대표이사 채병효 ｜ 사업자등록번호 299-81-02494</text:span></text:p>
            <text:p/>
            <text:p><text:span text:style-name="T8">이용약관개인정보처리방침</text:span></text:p>
            <text:p><text:span text:style-name="T8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8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9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8">주식회사 테일즈샵 / 대표이사: 한준</text:span></text:p>
            <text:p><text:span text:style-name="T8">사업자등록번호: 350-87-00380</text:span></text:p>
            <text:p><text:span text:style-name="T8">통신판매업 제 2016-인천부평-0565 호 </text:span></text:p>
            <text:p><text:span text:style-name="T8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8">충청북도 청주시 청원구 상당로 314/ 청주첨단문화산업단지 2층 ******</text:span></text:p>
            <text:p><text:span text:style-name="T8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3">
            <calcext:condition calcext:apply-style-name="Error" calcext:value="duplicate" calcext:base-cell-address="developer.A2"/>
          </calcext:conditional-format>
          <calcext:conditional-format calcext:target-range-address="developer.A1:developer.A100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31" table:default-cell-style-name="ce84"/>
        <table:table-column table:style-name="co30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10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Al Fi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voCav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ase0</text:p>
          </table:table-cell>
          <table:table-cell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/>
        </table:table-row>
        <table:table-row table:style-name="ro1">
          <table:table-cell table:style-name="ce110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76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Ch.ZBK</text:p>
          </table:table-cell>
          <table:table-cell/>
        </table:table-row>
        <table:table-row table:style-name="ro1">
          <table:table-cell table:style-name="ce110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CRES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10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OTORIS</text:p>
          </table:table-cell>
          <table:table-cell/>
        </table:table-row>
        <table:table-row table:style-name="ro1">
          <table:table-cell table:style-name="ce77" office:value-type="string" calcext:value-type="string">
            <text:p>dummy</text:p>
          </table:table-cell>
          <table:table-cell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82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10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Headup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10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10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82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82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ME</text:p>
          </table:table-cell>
          <table:table-cell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76" office:value-type="string" calcext:value-type="string">
            <text:p>NEOWIZ</text:p>
          </table:table-cell>
          <table:table-cell/>
        </table:table-row>
        <table:table-row table:style-name="ro1">
          <table:table-cell table:style-name="ce110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10" office:value-type="string" calcext:value-type="string">
            <text:p>Pqube</text:p>
          </table:table-cell>
          <table:table-cell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82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EROS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hedi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10" office:value-type="string" calcext:value-type="string">
            <text:p>Somi</text:p>
          </table:table-cell>
          <table:table-cell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10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10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TBA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10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10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/>
        </table:table-row>
        <table:table-row table:style-name="ro1">
          <table:table-cell table:style-name="ce110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83"/>
          <table:table-cell/>
        </table:table-row>
        <table:table-row table:style-name="ro1" table:number-rows-repeated="10483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6" table:on-update-keep-styles="true" table:on-update-keep-size="false"/>
        <table:database-range table:name="developer_table" table:target-range-address="developer.A2:developer.F1006" table:on-update-keep-styles="true" table:on-update-keep-size="false"/>
        <table:database-range table:name="game_table" table:target-range-address="list.B172:list.C173" table:on-update-keep-styles="true" table:on-update-keep-size="false"/>
        <table:database-range table:name="publisher_name_list" table:target-range-address="publisher.A2:publisher.A1000" table:on-update-keep-styles="true" table:on-update-keep-size="false"/>
        <table:database-range table:name="__Anonymous_Sheet_DB__0" table:target-range-address="list.B2:list.I19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1:58:08.71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9T11:57:49.648000000</dc:date>
    <meta:editing-duration>P1DT17H15M47S</meta:editing-duration>
    <meta:editing-cycles>617</meta:editing-cycles>
    <meta:document-statistic meta:table-count="3" meta:cell-count="178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